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justify" style:page-number="1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17" style:parent-style-name="DefaultParagraphFont" style:family="text">
      <style:text-properties style:font-name-asian="Calibri" style:font-name-complex="Calibri" fo:font-weight="bold" style:font-weight-asian="bold" fo:font-size="11pt" style:font-size-asian="11pt" style:font-size-complex="11pt"/>
    </style:style>
    <style:style style:name="P18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0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2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5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7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29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35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38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40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41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44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47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T48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</style:style>
    <style:style style:name="T51" style:parent-style-name="DefaultParagraphFont" style:family="text">
      <style:text-properties style:font-name-asian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  <style:style style:name="P53" style:parent-style-name="Standard" style:family="paragraph">
      <style:paragraph-properties fo:text-align="justify">
        <style:tab-stops>
          <style:tab-stop style:type="left" style:position="0.875in"/>
        </style:tab-stops>
      </style:paragraph-properties>
      <style:text-properties style:font-name-asian="Calibri" style:font-name-complex="Calibri" fo:font-size="11pt" style:font-size-asian="11pt" style:font-size-complex="11pt"/>
    </style:style>
  </office:automatic-styles>
  <office:body>
    <office:text text:use-soft-page-breaks="true">
      <text:p text:style-name="P1"><text:bookmark-start text:name="_gjdgxs"/><text:bookmark-end text:name="_gjdgxs"/></text:p>
      <text:p text:style-name="P15"/>
      <text:p text:style-name="P16"><text:span text:style-name="T17">SOFTWARE DEVELOPER AI &amp; ML - TECHNICAL TEST</text:span></text:p>
      <text:p text:style-name="P18"/>
      <text:p text:style-name="P19"><text:span text:style-name="T20">Question A</text:span></text:p>
      <text:p text:style-name="P21"><text:span text:style-name="T22">Your goal for this question is to write a program that accepts two lines (x1,x2) and (x3,x4) on the x-axis and returns whether they overlap. As an example, (1,5) and (2,6)<text:s/></text:span><text:span text:style-name="T23">overlaps but not (1,5) and (6,8).</text:span></text:p>
      <text:p text:style-name="P24"><text:span text:style-name="T25"><text:s/></text:span></text:p>
      <text:p text:style-name="P26"><text:span text:style-name="T27">Question B</text:span></text:p>
      <text:p text:style-name="P28"><text:span text:style-name="T29">The goal of this question is to write a software library that accepts 2 version string as input and returns whether one is greater than, equal, or less than the other. As an example: “1.2” is greater than “1.1</text:span><text:span text:style-name="T30">”. Please provide all test cases you could think of.</text:span></text:p>
      <text:p text:style-name="P31"/>
      <text:p text:style-name="P32"><text:span text:style-name="T33">Question C</text:span></text:p>
      <text:p text:style-name="P34"><text:span text:style-name="T35">Create an api that takes a string as input and returns a list of text insights from the top 5 google results of the query generated by those keywords.</text:span></text:p>
      <text:p text:style-name="P36"/>
      <text:p text:style-name="P37"><text:span text:style-name="T38">Test with the following string « keyst</text:span><text:span text:style-name="T39">one - Circular reference found role inference » . You will need to build a query , search the web (you can scrape google) , select the top 5 results and for each result scrape for the most relevant information on that page (relevant from a user’s perspecti</text:span><text:span text:style-name="T40">ve based on the original string ) . The response should contain the links to the websites that were scraped with the most relevant information (could be a text insight , <text:s/>a code snippet, a patch file, etc.) for each. In the response, feel free to add any o</text:span><text:span text:style-name="T41">ther extra information that you think could be relevant.</text:span></text:p>
      <text:p text:style-name="P42"/>
      <text:p text:style-name="P43"><text:span text:style-name="T44">As a hint, we are not looking for quantity, but rather quality, maintainability, scalability, testability and a code that you can be proud of.</text:span></text:p>
      <text:p text:style-name="P45"/>
      <text:p text:style-name="P46"><text:span text:style-name="T47">When submitting your code add the necessary documentat</text:span><text:span text:style-name="T48">ion to explain your overall design and missing functionalities.</text:span></text:p>
      <text:p text:style-name="P49"/>
      <text:p text:style-name="P50"><text:span text:style-name="T51">Good Luck, name the test using the convention firstname_lastname_test and provide a link in your personal github so we can review the work.</text:span></text:p>
      <text:p text:style-name="P52"/>
      <text:p text:style-name="P5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text-align="end"/>
      <style:text-properties style:font-name="Verdana" style:font-name-asian="Verdana" style:font-name-complex="Verdana" fo:font-weight="bold" style:font-weight-asian="bold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/>
      <style:text-properties style:font-name="Arial" style:font-name-asian="Arial" style:font-name-complex="Arial" fo:font-weight="bold" style:font-weight-asian="bold"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style="italic" style:font-style-asian="italic" fo:color="#000000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125in" fo:margin-left="1.25in" fo:margin-bottom="0.2868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75in"/>
      </style:header-style>
      <style:footer-style>
        <style:header-footer-properties style:dynamic-spacing="true" fo:min-height="0.5006in"/>
      </style:footer-style>
    </style:page-layout>
    <style:style style:name="P2" style:parent-style-name="Standard" style:family="paragraph">
      <style:paragraph-properties fo:text-align="end" fo:margin-left="-0.5in" fo:margin-right="-0.5in">
        <style:tab-stops>
          <style:tab-stop style:type="right" style:position="6.5in"/>
        </style:tab-stops>
      </style:paragraph-properties>
      <style:text-properties fo:color="#000000"/>
    </style:style>
    <style:style style:name="P3" style:parent-style-name="Standard" style:family="paragraph">
      <style:paragraph-properties fo:text-align="end" fo:margin-left="-0.875in" fo:margin-right="-0.5in">
        <style:tab-stops>
          <style:tab-stop style:type="center" style:position="3in"/>
          <style:tab-stop style:type="right" style:position="6in"/>
        </style:tab-stops>
      </style:paragraph-properties>
      <style:text-properties fo:color="#000000"/>
    </style:style>
    <style:style style:name="P4" style:parent-style-name="Standard" style:family="paragraph">
      <style:paragraph-properties fo:text-align="end" fo:margin-left="-0.875in" fo:margin-right="-0.5in">
        <style:tab-stops>
          <style:tab-stop style:type="right" style:position="6.5in"/>
        </style:tab-stops>
      </style:paragraph-properties>
    </style:style>
    <style:style style:name="T5" style:parent-style-name="DefaultParagraphFont" style:family="text">
      <style:text-properties fo:color="#000000" fo:font-size="16pt" style:font-size-asian="16pt" style:font-size-complex="16pt"/>
    </style:style>
    <style:style style:name="P6" style:parent-style-name="Framecontents" style:family="paragraph">
      <style:paragraph-properties fo:text-align="end" fo:line-height="0.1666in"/>
    </style:style>
    <style:style style:name="P7" style:parent-style-name="Framecontents" style:family="paragraph">
      <style:paragraph-properties fo:line-height="0.1666in"/>
    </style:style>
    <style:style style:name="P8" style:parent-style-name="Standard" style:family="paragraph">
      <style:paragraph-properties fo:margin-left="-0.87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P9" style:parent-style-name="Heading1" style:family="paragraph">
      <style:text-properties style:font-name="Georgia" style:font-name-asian="Georgia" style:font-name-complex="Georgia" fo:font-weight="normal" style:font-weight-asian="normal"/>
    </style:style>
    <style:style style:name="T10" style:parent-style-name="DefaultParagraphFont" style:family="text">
      <style:text-properties style:font-name="Calibri" style:font-name-asian="Calibri" style:font-name-complex="Calibri" fo:font-weight="normal" style:font-weight-asian="normal"/>
    </style:style>
    <style:style style:name="P11" style:parent-style-name="Standard" style:family="paragraph">
      <style:paragraph-properties fo:margin-left="-0.75in" fo:margin-right="-0.5in">
        <style:tab-stops>
          <style:tab-stop style:type="left" style:position="0.7638in"/>
          <style:tab-stop style:type="right" style:position="6.5in"/>
        </style:tab-stops>
      </style:paragraph-properties>
      <style:text-properties fo:color="#000000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><draw:frame draw:z-index="251659264" draw:id="id0" draw:style-name="a0" draw:name="Frame1" text:anchor-type="paragraph" svg:x="6.528in" svg:y="0.528in" svg:width="0.52153in" svg:height="3.39583in" style:rel-width="scale" style:rel-height="scale"><draw:text-box><text:p text:style-name="P6"/><text:p text:style-name="P7"/></draw:text-box><svg:title/><svg:desc/></draw:frame></text:span></text:p>
      </style:header>
    </style:master-page>
    <style:master-page style:next-style-name="MP0" style:name="MPF0" style:page-layout-name="PL0">
      <style:header>
        <text:p text:style-name="P8"/>
        <text:h text:style-name="P9" text:outline-level="1"/>
        <text:h text:style-name="Heading1" text:outline-level="1"><text:span text:style-name="T10">Job Descriptions</text:span></text:h>
        <text:p text:style-name="P11"/>
      </style:header>
      <style:footer>
        <text:p text:style-name="P12"><text:span text:style-name="T13"><text:tab/></text:span><text:span text:style-name="T1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nk</dc:creator>
    <meta:creation-date>2019-07-31T23:19:00Z</meta:creation-date>
    <dc:date>2019-07-31T23:20:00Z</dc:date>
    <meta:template xlink:href="Normal.dotm" xlink:type="simple"/>
    <meta:editing-cycles>2</meta:editing-cycles>
    <meta:editing-duration>PT60S</meta:editing-duration>
    <meta:document-statistic meta:page-count="1" meta:paragraph-count="3" meta:word-count="256" meta:character-count="1714" meta:row-count="12" meta:non-whitespace-character-count="1461"/>
  </office:meta>
</office:document-meta>
</file>